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LASHAG LOAYZA, EDWIN MAXIM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53259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BARRANC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052888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LASHAG LOAYZA EDWIN MAXIM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53259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10 528 8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1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27214955</text:p>
          </table:table-cell>
          <table:table-cell table:style-name="Tabla2.D3" office:value-type="string">
            <text:p text:style-name="P17">2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3:00:4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